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SAMUEL 17-1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USE (17:1-14, 23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RUSE (17:1-14, 23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orrect advice of Ahithophel (17:1-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rafty advice of Hushai (17:5-14, 2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SAMUEL 17-18</text:span><text:span text:style-name="a509" text:class-names=""/></text:p>
          </draw:text-box>
          <svg:title/>
          <svg:desc/>
        </draw:frame>
        <draw:frame draw:id="id95" presentation:style-name="a527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RUSE (17:1-14, 2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RELAY (17:15-2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PLACEMENT (17:24-2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RENDEZVOUS (17:27-2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96" presentation:style-name="a543" draw:name="Text Placeholder 3" svg:x="6.16319in" svg:y="2in" svg:width="4.61632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THE REFUSAL (18:1-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HE REQUEST (18: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OUTING (18:6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REPRISAL (18:9-18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4" draw:style-name="a544" draw:master-page-name="Master1-Layout12-tx-Title-and-Text" presentation:presentation-page-layout-name="Master1-PPL12" draw:id="Slide-259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THE REPRISAL (18:9-18)<text:s text:c="1"/></text:span><text:span text:style-name="a546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helpless Absalom (18:9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heartless Joab (18:11-1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3-twoColTx-Title-and-2-Column-Text" presentation:presentation-page-layout-name="Master1-PPL13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2 SAMUEL 17-18</text:span><text:span text:style-name="a561" text:class-names=""/></text:p>
          </draw:text-box>
          <svg:title/>
          <svg:desc/>
        </draw:frame>
        <draw:frame draw:id="id100" presentation:style-name="a582" draw:name="Text Placeholder 2" svg:x="1.38021in" svg:y="2in" svg:width="4.61632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RUSE (17:1-14, 23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RELAY (17:15-23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REPLACEMENT (17:24-26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RENDEZVOUS (17:27-29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REFUSAL (18:1-4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draw:frame draw:id="id101" presentation:style-name="a601" draw:name="Text Placeholder 3" svg:x="6.16319in" svg:y="2in" svg:width="4.61632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THE REQUEST (18:5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HE ROUTING (18:6-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HE REPRISAL (18:9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THE REPORT (18:19-32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MORSE (18:33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7-18</dc:title>
    <meta:initial-creator>David STRICKLAND</meta:initial-creator>
    <dc:creator>David STRICKLAND</dc:creator>
    <meta:creation-date>2020-02-23T23:10:30Z</meta:creation-date>
    <dc:date>2020-02-23T23:10:31Z</dc:date>
    <meta:template xlink:href="BibleStudy" xlink:type="simple"/>
    <meta:editing-cycles>1</meta:editing-cycles>
    <meta:editing-duration>PT0S</meta:editing-duration>
    <meta:document-statistic meta:paragraph-count="28" meta:word-count="156"/>
  </office:meta>
</office:document-meta>
</file>